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b34" officeooo:paragraph-rsid="0006eb34"/>
    </style:style>
    <style:style style:name="T1" style:family="text">
      <style:text-properties officeooo:rsid="0006ed06"/>
    </style:style>
    <style:style style:name="T2" style:family="text">
      <style:text-properties officeooo:rsid="0007b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ustry Talk <text:span text:style-name="T1">(50-55 mins)</text:span></text:p>
      <text:p text:style-name="P1"/>
      <text:p text:style-name="P1">About me <text:span text:style-name="T1">(5 mins)</text:span></text:p>
      <text:p text:style-name="P1">- Undergrad @ St Andrews</text:p>
      <text:p text:style-name="P1">- Computational, solid state &amp; quantum</text:p>
      <text:p text:style-name="P1"/>
      <text:p text:style-name="P1">Metaswitch Interview process <text:span text:style-name="T1">(5 mins)</text:span></text:p>
      <text:p text:style-name="P1">- numerical</text:p>
      <text:p text:style-name="P1">- reasoning</text:p>
      <text:p text:style-name="P1">- presentation</text:p>
      <text:p text:style-name="P1">- <text:span text:style-name="T1">how to prepare? Play strategy games!</text:span></text:p>
      <text:p text:style-name="P1"/>
      <text:p text:style-name="P1">What did I do? <text:span text:style-name="T1">(10 minutes)</text:span></text:p>
      <text:p text:style-name="P1">- brief history of telecoms</text:p>
      <text:p text:style-name="P1">- virtualisation &amp; life cycle</text:p>
      <text:p text:style-name="P1">- why things are changing</text:p>
      <text:p text:style-name="P1">- automation of deployment &amp; lifecycle management</text:p>
      <text:p text:style-name="P1"/>
      <text:p text:style-name="P1">What was it like day to day? <text:span text:style-name="T1">(10 mins)</text:span></text:p>
      <text:p text:style-name="P1">- agile</text:p>
      <text:p text:style-name="P1">- <text:span text:style-name="T1">schedule for typical day</text:span></text:p>
      <text:p text:style-name="P1">- <text:span text:style-name="T1">work culture</text:span></text:p>
      <text:p text:style-name="P1">- <text:span text:style-name="T2">managing your manager</text:span></text:p>
      <text:p text:style-name="P1">- <text:span text:style-name="T1">how I felt about it</text:span></text:p>
      <text:p text:style-name="P1"/>
      <text:p text:style-name="P1">What did I learn to do? Links to self-teaching materials for each of these</text:p>
      <text:p text:style-name="P1">- Code style <text:span text:style-name="T1">(10 mins with examples/multi choice)</text:span></text:p>
      <text:p text:style-name="P1">- gi<text:span text:style-name="T1">t, jira, linux (5 mins)</text:span></text:p>
      <text:p text:style-name="P1">- explaining your problems (<text:span text:style-name="T1">5 mins </text:span>rubber duck <text:span text:style-name="T1">with error example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17:03:29.679218502</meta:creation-date>
    <dc:date>2023-04-10T17:20:57.803848230</dc:date>
    <meta:editing-duration>PT5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33" meta:character-count="718" meta:non-whitespace-character-count="609"/>
  </office:meta>
</office:document-meta>
</file>